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2.7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252.4pt"/>
    </style:style>
    <style:style style:name="co5" style:family="table-column">
      <style:table-column-properties fo:break-before="auto" style:column-width="64.0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73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18a303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18a303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18a303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18a303"/>
    </style:style>
    <style:style style:name="ce8" style:family="table-cell" style:parent-style-name="Default" style:data-style-name="N100"/>
    <style:style style:name="ce9" style:family="table-cell" style:parent-style-name="Default" style:data-style-name="N104"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fo:background-color="#18a303"/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12" style:family="table-cell" style:parent-style-name="Default" style:data-style-name="N104">
      <style:table-cell-properties fo:background-color="#18a303"/>
    </style:style>
  </office:automatic-styles>
  <office:body>
    <office:spreadsheet>
      <table:calculation-settings table:automatic-find-labels="false" table:use-regular-expressions="false" table:use-wildcards="true"/>
      <table:table table:name="CEM3320_LPF_plug_in_board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9" office:value-type="string" calcext:value-type="string">
            <text:p>Unit Price</text:p>
          </table:table-cell>
          <table:table-cell table:style-name="ce9" office:value-type="string" calcext:value-type="string">
            <text:p>Total Price</text:p>
          </table:table-cell>
          <table:table-cell table:style-name="ce1" office:value-type="string" calcext:value-type="string">
            <text:p>Product Page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9" table:number-columns-repeated="2"/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Mouser Parts</text:p>
          </table:table-cell>
          <table:table-cell table:style-name="ce4"/>
          <table:table-cell table:style-name="ce2" table:number-columns-repeated="2"/>
          <table:table-cell table:style-name="ce10" table:number-columns-repeated="2"/>
          <table:table-cell table:style-name="ce2"/>
          <table:table-cell table:style-name="ce7"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1 C4 C7 C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apacitor_THT:C_Rect_L7.0mm_W4.5mm_P5.00mm</text:p>
          </table:table-cell>
          <table:table-cell table:style-name="ce11" office:value-type="currency" office:currency="USD" office:value="0.43" calcext:value-type="currency">
            <text:p>$0.43</text:p>
          </table:table-cell>
          <table:table-cell table:style-name="ce11" table:formula="of:=[.B5]*[.E5]" office:value-type="currency" office:currency="USD" office:value="1.72" calcext:value-type="currency">
            <text:p>$1.72</text:p>
          </table:table-cell>
          <table:table-cell office:value-type="string" calcext:value-type="string">
            <text:p><text:a xlink:href="https://www.mouser.com/ProductDetail/WIMA/FKP2D002201D00HSSD?qs=sGAEpiMZZMv1cc3ydrPrFwgzP98AO9idFG3Dn44LbVs%3D" xlink:type="simple">https://www.mouser.com/ProductDetail/WIMA/FKP2D002201D00HSSD?qs=sGAEpiMZZMv1cc3ydrPrFwgzP98AO9idFG3Dn44LbVs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 C1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table:style-name="ce8" office:value-type="string" calcext:value-type="string">
            <text:p>0805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1" table:formula="of:=[.B6]*[.E6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KEMET/C0805C101K1HACTU?qs=sGAEpiMZZMve4%2FbfQkoj%252BHlUnst%252B%2Fc8%2FNvp4Z%252BU%252BwUo%3D" xlink:type="simple">https://www.mouser.com/ProductDetail/KEMET/C0805C101K1HACTU?qs=sGAEpiMZZMve4%2FbfQkoj%252BHlUnst%252B%2Fc8%2FNvp4Z%252BU%252BwUo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 C6 C2 C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table:style-name="ce8" office:value-type="string" calcext:value-type="string">
            <text:p>0805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1" table:formula="of:=[.B7]*[.E7]" office:value-type="currency" office:currency="USD" office:value="0.4" calcext:value-type="currency">
            <text:p>$0.40</text:p>
          </table:table-cell>
          <table:table-cell office:value-type="string" calcext:value-type="string">
            <text:p><text:a xlink:href="https://www.mouser.com/ProductDetail/KEMET/C0805C104M5RACTU?qs=sGAEpiMZZMukHu%252BjC5l7YTYWa7OvnApsZkmwSSS3gZ8%3D" xlink:type="simple">https://www.mouser.com/ProductDetail/KEMET/C0805C104M5RACTU?qs=sGAEpiMZZMukHu%252BjC5l7YTYWa7OvnApsZkmwSSS3gZ8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 C1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apacitor_THT:C_Rect_L7.0mm_W3.5mm_P5.00mm</text:p>
          </table:table-cell>
          <table:table-cell table:style-name="ce11" office:value-type="currency" office:currency="USD" office:value="0.29" calcext:value-type="currency">
            <text:p>$0.29</text:p>
          </table:table-cell>
          <table:table-cell table:style-name="ce11" table:formula="of:=[.B8]*[.E8]" office:value-type="currency" office:currency="USD" office:value="0.58" calcext:value-type="currency">
            <text:p>$0.58</text:p>
          </table:table-cell>
          <table:table-cell office:value-type="string" calcext:value-type="string">
            <text:p><text:a xlink:href="https://www.mouser.com/ProductDetail/WIMA/MKS2C034701C00MSSD?qs=sGAEpiMZZMv1cc3ydrPrF7l45uRd9dVhIVuTx25A%252ByQ%3D" xlink:type="simple">https://www.mouser.com/ProductDetail/WIMA/MKS2C034701C00MSSD?qs=sGAEpiMZZMv1cc3ydrPrF7l45uRd9dVhIVuTx25A%252ByQ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 J2 J3 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away headers</text:p>
          </table:table-cell>
          <table:table-cell office:value-type="string" calcext:value-type="string">
            <text:p>2.54mm PinHeader</text:p>
          </table:table-cell>
          <table:table-cell table:style-name="ce11" office:value-type="currency" office:currency="USD" office:value="2.78" calcext:value-type="currency">
            <text:p>$2.78</text:p>
          </table:table-cell>
          <table:table-cell table:style-name="ce11" table:formula="of:=[.B9]*[.E9]" office:value-type="currency" office:currency="USD" office:value="2.78" calcext:value-type="currency">
            <text:p>$2.78</text:p>
          </table:table-cell>
          <table:table-cell office:value-type="string" calcext:value-type="string">
            <text:p><text:a xlink:href="https://www.mouser.com/ProductDetail/TE-Connectivity/4-103185-0?qs=sGAEpiMZZMs%252BGHln7q6pm48SVpWlpfsEEYcT6vq%252Bwtk%3D" xlink:type="simple">https://www.mouser.com/ProductDetail/TE-Connectivity/4-103185-0?qs=sGAEpiMZZMs%252BGHln7q6pm48SVpWlpfsEEYcT6vq%252Bwtk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 R6 R10 R1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1k</text:p>
          </table:table-cell>
          <table:table-cell table:style-name="ce8" office:value-type="string" calcext:value-type="string">
            <text:p>0805</text:p>
          </table:table-cell>
          <table:table-cell table:style-name="ce11" office:value-type="currency" office:currency="USD" office:value="0.12" calcext:value-type="currency">
            <text:p>$0.12</text:p>
          </table:table-cell>
          <table:table-cell table:style-name="ce11" table:formula="of:=[.B10]*[.E10]" office:value-type="currency" office:currency="USD" office:value="0.48" calcext:value-type="currency">
            <text:p>$0.48</text:p>
          </table:table-cell>
          <table:table-cell office:value-type="string" calcext:value-type="string">
            <text:p><text:a xlink:href="https://www.mouser.com/ProductDetail/Bourns/CR0805-FX-9102ELF?qs=%2Fha2pyFaduhahI5VuYfWYRdJRHg%2FxAFFnDRk4jk9MozqqnfRkMT76Q%3D%3D" xlink:type="simple">https://www.mouser.com/ProductDetail/Bourns/CR0805-FX-9102ELF?qs=%2Fha2pyFaduhahI5VuYfWYRdJRHg%2FxAFFnDRk4jk9MozqqnfRkMT76Q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 table:style-name="ce8" office:value-type="string" calcext:value-type="string">
            <text:p>0805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1" table:formula="of:=[.B11]*[.E11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802ELF?qs=%2Fha2pyFaduhahI5VuYfWYUW3OUKXOJn7WIpQs13ubnl8QVCzGhHQCQ%3D%3D" xlink:type="simple">https://www.mouser.com/ProductDetail/Bourns/CR0805-FX-1802ELF?qs=%2Fha2pyFaduhahI5VuYfWYUW3OUKXOJn7WIpQs13ubnl8QVCzGhHQCQ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table:style-name="ce8" office:value-type="string" calcext:value-type="string">
            <text:p>0805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1" table:formula="of:=[.B12]*[.E12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5102ELF?qs=%2Fha2pyFaduhahI5VuYfWYU7WDAWlWB4n7R8sI3jrF82APBgxQ5LFTQ%3D%3D" xlink:type="simple">https://www.mouser.com/ProductDetail/Bourns/CR0805-FX-5102ELF?qs=%2Fha2pyFaduhahI5VuYfWYU7WDAWlWB4n7R8sI3jrF82APBgxQ5LFTQ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table:style-name="ce8" office:value-type="string" calcext:value-type="string">
            <text:p>0805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1" table:formula="of:=[.B13]*[.E13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503ELF?qs=%2Fha2pyFaduhahI5VuYfWYVxRZR3gfvXhAd56gR%2FOmW6YOYObz3IAmw%3D%3D" xlink:type="simple">https://www.mouser.com/ProductDetail/Bourns/CR0805-FX-1503ELF?qs=%2Fha2pyFaduhahI5VuYfWYVxRZR3gfvXhAd56gR%2FOmW6YOYObz3IAm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k</text:p>
          </table:table-cell>
          <table:table-cell table:style-name="ce8" office:value-type="string" calcext:value-type="string">
            <text:p>0805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1" table:formula="of:=[.B14]*[.E14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3303ELF?qs=%2Fha2pyFaduhahI5VuYfWYezIsYzNMghB0LXfuP9hzDJg1NRG19YIkQ%3D%3D" xlink:type="simple">https://www.mouser.com/ProductDetail/Bourns/CR0805-FX-3303ELF?qs=%2Fha2pyFaduhahI5VuYfWYezIsYzNMghB0LXfuP9hzDJg1NRG19YIkQ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 R9 R12 R17 R2 R18 R21 R19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k</text:p>
          </table:table-cell>
          <table:table-cell table:style-name="ce8" office:value-type="string" calcext:value-type="string">
            <text:p>0805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1" table:formula="of:=[.B15]*[.E15]" office:value-type="currency" office:currency="USD" office:value="0.8" calcext:value-type="currency">
            <text:p>$0.80</text:p>
          </table:table-cell>
          <table:table-cell office:value-type="string" calcext:value-type="string">
            <text:p><text:a xlink:href="https://www.mouser.com/ProductDetail/Bourns/CR0805-FX-1003ELF?qs=sGAEpiMZZMu61qfTUdNhG6LqqFhkr6pU28VuvaALatQ%3D" xlink:type="simple">https://www.mouser.com/ProductDetail/Bourns/CR0805-FX-1003ELF?qs=sGAEpiMZZMu61qfTUdNhG6LqqFhkr6pU28VuvaALatQ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8" office:value-type="string" calcext:value-type="string">
            <text:p>0805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1" table:formula="of:=[.B16]*[.E16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002ELF?qs=%2Fha2pyFaduhahI5VuYfWYZyKNK8Zpj7LJNP5Wowy085CilT6BTAV%2FA%3D%3D" xlink:type="simple">https://www.mouser.com/ProductDetail/Bourns/CR0805-FX-1002ELF?qs=%2Fha2pyFaduhahI5VuYfWYZyKNK8Zpj7LJNP5Wowy085CilT6BTAV%2FA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2</text:p>
          </table:table-cell>
          <table:table-cell table:style-name="ce8" office:value-type="string" calcext:value-type="string">
            <text:p>0805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1" table:formula="of:=[.B17]*[.E17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201ELF?qs=%2Fha2pyFaduhahI5VuYfWYYuj%252Bmc39LGABrAkQpwiDbVPqr1NhU64zA%3D%3D" xlink:type="simple">https://www.mouser.com/ProductDetail/Bourns/CR0805-FX-1201ELF?qs=%2Fha2pyFaduhahI5VuYfWYYuj%252Bmc39LGABrAkQpwiDbVPqr1NhU64zA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 R11 R1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0k</text:p>
          </table:table-cell>
          <table:table-cell table:style-name="ce8" office:value-type="string" calcext:value-type="string">
            <text:p>0805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1" table:formula="of:=[.B18]*[.E18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s://www.mouser.com/ProductDetail/Bourns/CR0805-FX-1803ELF?qs=%2Fha2pyFaduhahI5VuYfWYfez%252BA1Frh5GJgWgaV%2FdkUGWIrostV6gow%3D%3D" xlink:type="simple">https://www.mouser.com/ProductDetail/Bourns/CR0805-FX-1803ELF?qs=%2Fha2pyFaduhahI5VuYfWYfez%252BA1Frh5GJgWgaV%2FdkUGWIrostV6go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ourns_3269W_Vertical</text:p>
          </table:table-cell>
          <table:table-cell table:style-name="ce11" office:value-type="currency" office:currency="USD" office:value="4.83" calcext:value-type="currency">
            <text:p>$4.83</text:p>
          </table:table-cell>
          <table:table-cell table:style-name="ce11" table:formula="of:=[.B19]*[.E19]" office:value-type="currency" office:currency="USD" office:value="4.83" calcext:value-type="currency">
            <text:p>$4.83</text:p>
          </table:table-cell>
          <table:table-cell office:value-type="string" calcext:value-type="string">
            <text:p><text:a xlink:href="https://www.mouser.com/ProductDetail/Bourns/3269W-1-103LF?qs=sGAEpiMZZMvygUB3GLcD7lKKmqkeksZmGot4dXELruo%3D" xlink:type="simple">https://www.mouser.com/ProductDetail/Bourns/3269W-1-103LF?qs=sGAEpiMZZMvygUB3GLcD7lKKmqkeksZmGot4dXELruo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2 RV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Bourns_3269W_Vertical</text:p>
          </table:table-cell>
          <table:table-cell table:style-name="ce11" office:value-type="currency" office:currency="USD" office:value="4.83" calcext:value-type="currency">
            <text:p>$4.83</text:p>
          </table:table-cell>
          <table:table-cell table:style-name="ce11" table:formula="of:=[.B20]*[.E20]" office:value-type="currency" office:currency="USD" office:value="9.66" calcext:value-type="currency">
            <text:p>$9.66</text:p>
          </table:table-cell>
          <table:table-cell office:value-type="string" calcext:value-type="string">
            <text:p><text:a xlink:href="https://www.mouser.com/ProductDetail/Bourns/3269W-1-104LF?qs=sGAEpiMZZMvygUB3GLcD7iPUMwpiXMBsQtXtzdbyTwg%3D" xlink:type="simple">https://www.mouser.com/ProductDetail/Bourns/3269W-1-104LF?qs=sGAEpiMZZMvygUB3GLcD7iPUMwpiXMBsQtXtzdbyTwg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SOIC-8</text:p>
          </table:table-cell>
          <table:table-cell table:style-name="ce11" office:value-type="currency" office:currency="USD" office:value="0.59" calcext:value-type="currency">
            <text:p>$0.59</text:p>
          </table:table-cell>
          <table:table-cell table:style-name="ce11" table:formula="of:=[.B21]*[.E21]" office:value-type="currency" office:currency="USD" office:value="0.59" calcext:value-type="currency">
            <text:p>$0.59</text:p>
          </table:table-cell>
          <table:table-cell office:value-type="string" calcext:value-type="string">
            <text:p><text:a xlink:href="https://www.mouser.com/ProductDetail/Texas-Instruments/TL072CDR?qs=sGAEpiMZZMtCHixnSjNA6CumnoLUElGjSLQ5YHwMHjU%3D" xlink:type="simple">https://www.mouser.com/ProductDetail/Texas-Instruments/TL072CDR?qs=sGAEpiMZZMtCHixnSjNA6CumnoLUElGjSLQ5YHwMHjU%3D</text:a>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Mouser total:</text:p>
          </table:table-cell>
          <table:table-cell/>
          <table:table-cell table:style-name="ce11" table:formula="of:=SUM([.F5:.F21])" office:value-type="currency" office:currency="USD" office:value="22.94" calcext:value-type="currency">
            <text:p>$22.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/>
          <table:table-cell/>
          <table:table-cell table:style-name="ce11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Link To Mouser Project:</text:p>
          </table:table-cell>
          <table:table-cell table:number-columns-repeated="2"/>
          <table:table-cell office:value-type="string" calcext:value-type="string">
            <text:p><text:a xlink:href="https://www.mouser.com/ProjectManager/ProjectDetail.aspx?AccessID=8d3da38cff" xlink:type="simple">https://www.mouser.com/ProjectManager/ProjectDetail.aspx?AccessID=8d3da38cff</text:a>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office:value-type="string" calcext:value-type="string">
            <text:p>Non-Mouser Parts</text:p>
          </table:table-cell>
          <table:table-cell table:style-name="ce4"/>
          <table:table-cell table:style-name="ce2"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M3320 (AS3320)</text:p>
          </table:table-cell>
          <table:table-cell office:value-type="string" calcext:value-type="string">
            <text:p>DIP-18</text:p>
          </table:table-cell>
          <table:table-cell table:style-name="ce11" office:value-type="currency" office:currency="USD" office:value="7.99" calcext:value-type="currency">
            <text:p>$7.99</text:p>
          </table:table-cell>
          <table:table-cell table:style-name="ce11" table:formula="of:=[.B30]*[.E30]" office:value-type="currency" office:currency="USD" office:value="7.99" calcext:value-type="currency">
            <text:p>$7.99</text:p>
          </table:table-cell>
          <table:table-cell office:value-type="string" calcext:value-type="string">
            <text:p><text:a xlink:href="https://synthcube.com/cart/synth-diy/parts/ics-and-semiconductors/alfa-rpar-synth-ics" xlink:type="simple">https://synthcube.com/cart/synth-diy/parts/ics-and-semiconductors/alfa-rpar-synth-ics</text:a>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office:value-type="string" calcext:value-type="string">
            <text:p>OSHPark board</text:p>
          </table:table-cell>
          <table:table-cell table:style-name="ce6"/>
          <table:table-cell table:style-name="ce7" table:number-columns-repeated="2"/>
          <table:table-cell table:style-name="ce12" table:number-columns-repeated="2"/>
          <table:table-cell table:style-name="ce7"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<text:a xlink:href="https://oshpark.com/shared_projects/EN4ZUsXI" xlink:type="simple">https://oshpark.com/shared_projects/EN4ZUsXI</text:a></text:p>
          </table:table-cell>
          <table:table-cell table:number-columns-repeated="2"/>
        </table:table-row>
        <table:table-row table:style-name="ro1" table:number-rows-repeated="104854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21:07:44.100395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7T21:08:46.952722144</dc:date>
    <meta:editing-duration>PT37M9S</meta:editing-duration>
    <meta:editing-cycles>11</meta:editing-cycles>
    <meta:document-statistic meta:table-count="1" meta:cell-count="141" meta:object-count="0"/>
  </office:meta>
</office:document-meta>
</file>